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Helvetica LT Std Light" svg:font-family="'Helvetica LT Std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Helvetica LT Std Light" fo:font-size="11.5pt" style:font-size-asian="11.5pt" style:font-size-complex="11.5pt"/>
    </style:style>
    <style:style style:name="P2" style:family="paragraph" style:parent-style-name="Standard">
      <style:text-properties style:font-name="Helvetica LT Std Light" fo:font-size="11.5pt" fo:font-style="italic" style:font-size-asian="11.5pt" style:font-style-asian="italic" style:font-size-complex="11.5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Cover page: including title, authors, student numbers, and \who wrote what"</text:p>
      <text:p text:style-name="P1"/>
      <text:p text:style-name="P1">Table of contents</text:p>
      <text:p text:style-name="P1"/>
      <text:p text:style-name="P1">Introduction</text:p>
      <text:p text:style-name="P1"/>
      <text:p text:style-name="P1">Systems overview;</text:p>
      <text:p text:style-name="P1"/>
      <text:p text:style-name="P2">suggested subsections:</text:p>
      <text:p text:style-name="P1">features</text:p>
      <text:p text:style-name="P1">structure</text:p>
      <text:p text:style-name="P1">hardware/software requirements</text:p>
      <text:p text:style-name="P1">evolution</text:p>
      <text:p text:style-name="P1">. . .</text:p>
      <text:p text:style-name="P1"/>
      <text:p text:style-name="P1">Comparisons;</text:p>
      <text:p text:style-name="P2">suggested subsections:</text:p>
      <text:p text:style-name="P1">performance</text:p>
      <text:p text:style-name="P1">complexity</text:p>
      <text:p text:style-name="P1">implementation</text:p>
      <text:p text:style-name="P1">advantages and disadvantages</text:p>
      <text:p text:style-name="P1">. . .</text:p>
      <text:p text:style-name="P1"/>
      <text:p text:style-name="P1">Conclusions/Discussion</text:p>
      <text:p text:style-name="P1">. . .</text:p>
      <text:p text:style-name="P1"/>
      <text:p text:style-name="P1">References (books, papers, technical reports, websites); references should be cited</text:p>
      <text:p text:style-name="P1">within the text where needed</text:p>
      <text:p text:style-name="P1">. .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Helvetica LT Std Light" svg:font-family="'Helvetica LT Std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</meta:initial-creator>
    <meta:creation-date>2015-03-06T11:59:47.120343777</meta:creation-date>
    <meta:generator>LibreOffice/4.3.3.2$Linux_X86_64 LibreOffice_project/430m0$Build-2</meta:generator>
    <dc:date>2015-03-06T12:02:30.007492099</dc:date>
    <dc:creator>Joe </dc:creator>
    <meta:editing-duration>PT2M43S</meta:editing-duration>
    <meta:editing-cycles>2</meta:editing-cycles>
    <meta:document-statistic meta:table-count="0" meta:image-count="0" meta:object-count="0" meta:page-count="1" meta:paragraph-count="28" meta:word-count="67" meta:character-count="455" meta:non-whitespace-character-count="416"/>
  </office:meta>
</office:document-meta>
</file>